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5400000269520850420E20D6B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shadow="visible" draw:shadow-offset-x="0.353cm" draw:shadow-offset-y="0.353cm" draw:shadow-color="#000000" draw:shadow-opacity="80%" loext:shadow-blur="0.70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415cm" svg:height="12.574cm" svg:x="4.445cm" svg:y="1.396cm">
          <draw:image xlink:href="Pictures/100000010000035400000269520850420E20D6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0T09:04:59.643000000</meta:creation-date>
    <dc:date>2024-06-08T12:54:54.935000000</dc:date>
    <meta:editing-duration>PT20H43M21S</meta:editing-duration>
    <meta:editing-cycles>16</meta:editing-cycles>
    <meta:generator>LibreOffice/7.5.4.2$Windows_X86_64 LibreOffice_project/36ccfdc35048b057fd9854c757a8b67ec53977b6</meta:generator>
    <meta:document-statistic meta:object-count="24"/>
  </office:meta>
</office:document-meta>
</file>